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se1</text:p>
          </table:table-cell>
          <table:table-cell office:value-type="string" table:style-name="ce1">
            <text:p>30M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0M</text:p>
          </table:table-cell>
          <table:table-cell table:style-name="ce1"/>
          <table:table-cell office:value-type="string" table:style-name="ce1">
            <text:p>Before</text:p>
          </table:table-cell>
          <table:table-cell table:number-columns-repeated="3" table:style-name="ce1"/>
          <table:table-cell office:value-type="string" table:style-name="ce1">
            <text:p>After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dev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dev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1-h4</text:p>
          </table:table-cell>
          <table:table-cell office:value-type="float" office:value="210.31700000000001" table:style-name="ce1">
            <text:p>210.317</text:p>
          </table:table-cell>
          <table:table-cell office:value-type="float" office:value="223.22300000000001" table:style-name="ce1">
            <text:p>223.223</text:p>
          </table:table-cell>
          <table:table-cell office:value-type="float" office:value="244.86600000000001" table:style-name="ce1">
            <text:p>244.866</text:p>
          </table:table-cell>
          <table:table-cell office:value-type="float" office:value="9.44" table:style-name="ce1">
            <text:p>9.44</text:p>
          </table:table-cell>
          <table:table-cell office:value-type="float" office:value="37.408999999999999" table:style-name="ce1">
            <text:p>37.409</text:p>
          </table:table-cell>
          <table:table-cell office:value-type="float" office:value="40.268000000000001" table:style-name="ce1">
            <text:p>40.268</text:p>
          </table:table-cell>
          <table:table-cell office:value-type="float" office:value="47.533000000000001" table:style-name="ce1">
            <text:p>47.533</text:p>
          </table:table-cell>
          <table:table-cell office:value-type="float" office:value="2.6850000000000001" table:style-name="ce1">
            <text:p>2.6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2-h5</text:p>
          </table:table-cell>
          <table:table-cell office:value-type="float" office:value="278.072" table:style-name="ce1">
            <text:p>278.072</text:p>
          </table:table-cell>
          <table:table-cell office:value-type="float" office:value="280.27600000000001" table:style-name="ce1">
            <text:p>280.276</text:p>
          </table:table-cell>
          <table:table-cell office:value-type="float" office:value="281.87299999999999" table:style-name="ce1">
            <text:p>281.873</text:p>
          </table:table-cell>
          <table:table-cell office:value-type="float" office:value="1.522" table:style-name="ce1">
            <text:p>1.522</text:p>
          </table:table-cell>
          <table:table-cell office:value-type="float" office:value="265.2" table:style-name="ce1">
            <text:p>265.2</text:p>
          </table:table-cell>
          <table:table-cell office:value-type="float" office:value="269.55900000000003" table:style-name="ce1">
            <text:p>269.559</text:p>
          </table:table-cell>
          <table:table-cell office:value-type="float" office:value="274.839" table:style-name="ce1">
            <text:p>274.839</text:p>
          </table:table-cell>
          <table:table-cell office:value-type="float" office:value="2.1819999999999999" table:style-name="ce1">
            <text:p>2.182</text:p>
          </table:table-cell>
          <table:table-cell table:number-columns-repeated="16375"/>
        </table:table-row>
        <table:table-row table:style-name="ro1">
          <table:table-cell table:number-columns-repeated="5" table:style-name="ce1"/>
          <table:table-cell office:value-type="float" office:value="260.63299999999998" table:style-name="ce1">
            <text:p>260.633</text:p>
          </table:table-cell>
          <table:table-cell office:value-type="float" office:value="268.036" table:style-name="ce1">
            <text:p>268.036</text:p>
          </table:table-cell>
          <table:table-cell office:value-type="float" office:value="272.77" table:style-name="ce1">
            <text:p>272.77</text:p>
          </table:table-cell>
          <table:table-cell office:value-type="float" office:value="4.2089999999999996" table:style-name="ce1">
            <text:p>4.2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0M</text:p>
          </table:table-cell>
          <table:table-cell table:style-name="ce1"/>
          <table:table-cell office:value-type="string" table:style-name="ce1">
            <text:p>Before</text:p>
          </table:table-cell>
          <table:table-cell table:number-columns-repeated="3" table:style-name="ce1"/>
          <table:table-cell office:value-type="string" table:style-name="ce1">
            <text:p>After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dev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dev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1-h4</text:p>
          </table:table-cell>
          <table:table-cell office:value-type="float" office:value="57.012" table:style-name="ce1">
            <text:p>57.012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108.208" table:style-name="ce1">
            <text:p>108.208</text:p>
          </table:table-cell>
          <table:table-cell office:value-type="float" office:value="15.111000000000001" table:style-name="ce1">
            <text:p>15.111</text:p>
          </table:table-cell>
          <table:table-cell office:value-type="float" office:value="36.755000000000003" table:style-name="ce1">
            <text:p>36.755</text:p>
          </table:table-cell>
          <table:table-cell office:value-type="float" office:value="37.890999999999998" table:style-name="ce1">
            <text:p>37.891</text:p>
          </table:table-cell>
          <table:table-cell office:value-type="float" office:value="41.927" table:style-name="ce1">
            <text:p>41.927</text:p>
          </table:table-cell>
          <table:table-cell office:value-type="float" office:value="1.4279999999999999" table:style-name="ce1">
            <text:p>1.42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2-h5</text:p>
          </table:table-cell>
          <table:table-cell office:value-type="float" office:value="274.87700000000001" table:style-name="ce1">
            <text:p>274.877</text:p>
          </table:table-cell>
          <table:table-cell office:value-type="float" office:value="280.685" table:style-name="ce1">
            <text:p>280.685</text:p>
          </table:table-cell>
          <table:table-cell office:value-type="float" office:value="286.49799999999999" table:style-name="ce1">
            <text:p>286.498</text:p>
          </table:table-cell>
          <table:table-cell office:value-type="float" office:value="4.0960000000000001" table:style-name="ce1">
            <text:p>4.096</text:p>
          </table:table-cell>
          <table:table-cell office:value-type="float" office:value="36.628" table:style-name="ce1">
            <text:p>36.628</text:p>
          </table:table-cell>
          <table:table-cell office:value-type="float" office:value="38.28" table:style-name="ce1">
            <text:p>38.28</text:p>
          </table:table-cell>
          <table:table-cell office:value-type="float" office:value="45.249000000000002" table:style-name="ce1">
            <text:p>45.249</text:p>
          </table:table-cell>
          <table:table-cell office:value-type="float" office:value="2.3730000000000002" table:style-name="ce1">
            <text:p>2.37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se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0M</text:p>
          </table:table-cell>
          <table:table-cell table:style-name="ce1"/>
          <table:table-cell office:value-type="string" table:style-name="ce1">
            <text:p>Before</text:p>
          </table:table-cell>
          <table:table-cell table:number-columns-repeated="3" table:style-name="ce1"/>
          <table:table-cell office:value-type="string" table:style-name="ce1">
            <text:p>After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dev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dev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1-h4</text:p>
          </table:table-cell>
          <table:table-cell office:value-type="float" office:value="268.85000000000002" table:style-name="ce1">
            <text:p>268.85</text:p>
          </table:table-cell>
          <table:table-cell office:value-type="float" office:value="296.82400000000001" table:style-name="ce1">
            <text:p>296.824</text:p>
          </table:table-cell>
          <table:table-cell office:value-type="float" office:value="320.15800000000002" table:style-name="ce1">
            <text:p>320.158</text:p>
          </table:table-cell>
          <table:table-cell office:value-type="float" office:value="18.25" table:style-name="ce1">
            <text:p>18.25</text:p>
          </table:table-cell>
          <table:table-cell office:value-type="float" office:value="209.52600000000001" table:style-name="ce1">
            <text:p>209.526</text:p>
          </table:table-cell>
          <table:table-cell office:value-type="float" office:value="213.21600000000001" table:style-name="ce1">
            <text:p>213.216</text:p>
          </table:table-cell>
          <table:table-cell office:value-type="float" office:value="216.63200000000001" table:style-name="ce1">
            <text:p>216.632</text:p>
          </table:table-cell>
          <table:table-cell office:value-type="float" office:value="3.0110000000000001" table:style-name="ce1">
            <text:p>3.0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2-h4</text:p>
          </table:table-cell>
          <table:table-cell office:value-type="float" office:value="357.02600000000001" table:style-name="ce1">
            <text:p>357.026</text:p>
          </table:table-cell>
          <table:table-cell office:value-type="float" office:value="377.02600000000001" table:style-name="ce1">
            <text:p>377.026</text:p>
          </table:table-cell>
          <table:table-cell office:value-type="float" office:value="404.79700000000003" table:style-name="ce1">
            <text:p>404.797</text:p>
          </table:table-cell>
          <table:table-cell office:value-type="float" office:value="20.273" table:style-name="ce1">
            <text:p>20.273</text:p>
          </table:table-cell>
          <table:table-cell office:value-type="float" office:value="272.45100000000002" table:style-name="ce1">
            <text:p>272.451</text:p>
          </table:table-cell>
          <table:table-cell office:value-type="float" office:value="274.73500000000001" table:style-name="ce1">
            <text:p>274.735</text:p>
          </table:table-cell>
          <table:table-cell office:value-type="float" office:value="275.93700000000001" table:style-name="ce1">
            <text:p>275.937</text:p>
          </table:table-cell>
          <table:table-cell office:value-type="float" office:value="1.167" table:style-name="ce1">
            <text:p>1.16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0M</text:p>
          </table:table-cell>
          <table:table-cell table:style-name="ce1"/>
          <table:table-cell office:value-type="string" table:style-name="ce1">
            <text:p>Before</text:p>
          </table:table-cell>
          <table:table-cell table:number-columns-repeated="3" table:style-name="ce1"/>
          <table:table-cell office:value-type="string" table:style-name="ce1">
            <text:p>After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dev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dev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1-h4</text:p>
          </table:table-cell>
          <table:table-cell office:value-type="float" office:value="255.637" table:style-name="ce1">
            <text:p>255.637</text:p>
          </table:table-cell>
          <table:table-cell office:value-type="float" office:value="267.82" table:style-name="ce1">
            <text:p>267.82</text:p>
          </table:table-cell>
          <table:table-cell office:value-type="float" office:value="278.33800000000002" table:style-name="ce1">
            <text:p>278.338</text:p>
          </table:table-cell>
          <table:table-cell office:value-type="float" office:value="6.4050000000000002" table:style-name="ce1">
            <text:p>6.405</text:p>
          </table:table-cell>
          <table:table-cell office:value-type="float" office:value="38.468000000000004" table:style-name="ce1">
            <text:p>38.468</text:p>
          </table:table-cell>
          <table:table-cell office:value-type="float" office:value="39.231999999999999" table:style-name="ce1">
            <text:p>39.232</text:p>
          </table:table-cell>
          <table:table-cell office:value-type="float" office:value="39.96" table:style-name="ce1">
            <text:p>39.96</text:p>
          </table:table-cell>
          <table:table-cell office:value-type="float" office:value="0.44800000000000001" table:style-name="ce1">
            <text:p>0.44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2-h4</text:p>
          </table:table-cell>
          <table:table-cell office:value-type="float" office:value="296.50400000000002" table:style-name="ce1">
            <text:p>296.504</text:p>
          </table:table-cell>
          <table:table-cell office:value-type="float" office:value="302.91899999999998" table:style-name="ce1">
            <text:p>302.919</text:p>
          </table:table-cell>
          <table:table-cell office:value-type="float" office:value="321.21100000000001" table:style-name="ce1">
            <text:p>321.211</text:p>
          </table:table-cell>
          <table:table-cell office:value-type="float" office:value="7.7329999999999997" table:style-name="ce1">
            <text:p>7.733</text:p>
          </table:table-cell>
          <table:table-cell office:value-type="float" office:value="38.524999999999999" table:style-name="ce1">
            <text:p>38.525</text:p>
          </table:table-cell>
          <table:table-cell office:value-type="float" office:value="39.243000000000002" table:style-name="ce1">
            <text:p>39.243</text:p>
          </table:table-cell>
          <table:table-cell office:value-type="float" office:value="39.994999999999997" table:style-name="ce1">
            <text:p>39.995</text:p>
          </table:table-cell>
          <table:table-cell office:value-type="float" office:value="0.46899999999999997" table:style-name="ce1">
            <text:p>0.46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se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0M</text:p>
          </table:table-cell>
          <table:table-cell table:style-name="ce1"/>
          <table:table-cell office:value-type="string" table:style-name="ce1">
            <text:p>Before</text:p>
          </table:table-cell>
          <table:table-cell table:number-columns-repeated="3" table:style-name="ce1"/>
          <table:table-cell office:value-type="string" table:style-name="ce1">
            <text:p>After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dev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dev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1-h4</text:p>
          </table:table-cell>
          <table:table-cell office:value-type="float" office:value="201.83799999999999" table:style-name="ce1">
            <text:p>201.838</text:p>
          </table:table-cell>
          <table:table-cell office:value-type="float" office:value="204.55500000000001" table:style-name="ce1">
            <text:p>204.555</text:p>
          </table:table-cell>
          <table:table-cell office:value-type="float" office:value="207.03200000000001" table:style-name="ce1">
            <text:p>207.032</text:p>
          </table:table-cell>
          <table:table-cell office:value-type="float" office:value="1.734" table:style-name="ce1">
            <text:p>1.734</text:p>
          </table:table-cell>
          <table:table-cell office:value-type="float" office:value="37.631" table:style-name="ce1">
            <text:p>37.631</text:p>
          </table:table-cell>
          <table:table-cell office:value-type="float" office:value="40.997999999999998" table:style-name="ce1">
            <text:p>40.998</text:p>
          </table:table-cell>
          <table:table-cell office:value-type="float" office:value="49.488" table:style-name="ce1">
            <text:p>49.488</text:p>
          </table:table-cell>
          <table:table-cell office:value-type="float" office:value="3.2559999999999998" table:style-name="ce1">
            <text:p>3.25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2-h5</text:p>
          </table:table-cell>
          <table:table-cell office:value-type="float" office:value="268.38" table:style-name="ce1">
            <text:p>268.38</text:p>
          </table:table-cell>
          <table:table-cell office:value-type="float" office:value="268.94799999999998" table:style-name="ce1">
            <text:p>268.948</text:p>
          </table:table-cell>
          <table:table-cell office:value-type="float" office:value="269.654" table:style-name="ce1">
            <text:p>269.654</text:p>
          </table:table-cell>
          <table:table-cell office:value-type="float" office:value="0.51300000000000001" table:style-name="ce1">
            <text:p>0.513</text:p>
          </table:table-cell>
          <table:table-cell office:value-type="float" office:value="269.13299999999998" table:style-name="ce1">
            <text:p>269.133</text:p>
          </table:table-cell>
          <table:table-cell office:value-type="float" office:value="272.39400000000001" table:style-name="ce1">
            <text:p>272.394</text:p>
          </table:table-cell>
          <table:table-cell office:value-type="float" office:value="274.47399999999999" table:style-name="ce1">
            <text:p>274.474</text:p>
          </table:table-cell>
          <table:table-cell office:value-type="float" office:value="2.0960000000000001" table:style-name="ce1">
            <text:p>2.0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3-h6</text:p>
          </table:table-cell>
          <table:table-cell office:value-type="float" office:value="425.23399999999998" table:style-name="ce1">
            <text:p>425.234</text:p>
          </table:table-cell>
          <table:table-cell office:value-type="float" office:value="426.149" table:style-name="ce1">
            <text:p>426.149</text:p>
          </table:table-cell>
          <table:table-cell office:value-type="float" office:value="428.24599999999998" table:style-name="ce1">
            <text:p>428.246</text:p>
          </table:table-cell>
          <table:table-cell office:value-type="float" office:value="1.2190000000000001" table:style-name="ce1">
            <text:p>1.219</text:p>
          </table:table-cell>
          <table:table-cell office:value-type="float" office:value="421.06799999999998" table:style-name="ce1">
            <text:p>421.068</text:p>
          </table:table-cell>
          <table:table-cell office:value-type="float" office:value="424.15100000000001" table:style-name="ce1">
            <text:p>424.151</text:p>
          </table:table-cell>
          <table:table-cell office:value-type="float" office:value="425.82600000000002" table:style-name="ce1">
            <text:p>425.826</text:p>
          </table:table-cell>
          <table:table-cell office:value-type="float" office:value="1.589" table:style-name="ce1">
            <text:p>1.589</text:p>
          </table:table-cell>
          <table:table-cell table:number-columns-repeated="16375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V Cruzat</meta:initial-creator>
    <dc:creator>KV Cruzat</dc:creator>
    <meta:creation-date>2016-05-05T20:20:21Z</meta:creation-date>
    <dc:date>2016-05-05T23:18:56Z</dc:date>
  </office:meta>
</office:document-meta>
</file>